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874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35cm" fo:min-width="4.5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018cm" fo:min-width="3.70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Long_20_Dash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4.73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74cm" fo:min-width="2.04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5.01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0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8pt" style:font-size-asian="6pt" style:font-size-complex="6pt"/>
    </style:style>
    <style:style style:name="P3" style:family="paragraph"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81d41a"/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0pt" style:font-size-asian="18pt" style:font-size-complex="18pt"/>
    </style:style>
    <style:style style:name="P7" style:family="paragraph">
      <loext:graphic-properties draw:fill-color="#81d41a"/>
      <style:paragraph-properties fo:text-align="center" style:writing-mode="lr-tb"/>
      <style:text-properties fo:font-size="10pt" style:font-size-asian="18pt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justify" style:writing-mode="lr-tb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8pt" style:font-size-asian="8pt" style:font-size-complex="8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6pt" style:font-size-complex="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CSM Mock</text:p>
          </draw:text-box>
        </draw:frame>
        <draw:custom-shape draw:style-name="gr1" draw:text-style-name="P2" draw:layer="layout" svg:width="7.6cm" svg:height="1.6cm" svg:x="0.4cm" svg:y="5.4cm">
          <text:p text:style-name="P2"><text:span text:style-name="T1">instantpayments_</text:span><text:span text:style-name="T1">anadolu_originato</text:span><text:span text:style-name="T1">r_payment_reque</text:span><text:span text:style-name="T1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5cm" svg:height="1.6cm" svg:x="11cm" svg:y="5.4cm">
          <text:p text:style-name="P3"><text:span text:style-name="T2">CSMOriginatorBe</text:span><text:span text:style-name="T2">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cm" svg:height="2.4cm" svg:x="11.3cm" svg:y="8cm">
          <text:p text:style-name="P3"><text:span text:style-name="T2">CSMstatus</text:span></text:p>
          <text:p text:style-name="P3"><text:span text:style-name="T2">CSMtxtab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4" draw:layer="layout" svg:width="5cm" svg:height="1.6cm" svg:x="11cm" svg:y="11.4cm">
          <text:p text:style-name="P3"><text:span text:style-name="T2">CSMTimeoutMDB</text:span></text:p>
          <text:p text:style-name="P3"><text:span text:style-name="T3">(duplicate response </text:span><text:span text:style-name="T3">check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cm" svg:height="1.6cm" svg:x="11cm" svg:y="14cm">
          <text:p text:style-name="P3"><text:span text:style-name="T2">C</text:span><text:span text:style-name="T2">S</text:span><text:span text:style-name="T2">M</text:span><text:span text:style-name="T2">B</text:span><text:span text:style-name="T2">e</text:span><text:span text:style-name="T2">n</text:span><text:span text:style-name="T2">ef</text:span><text:span text:style-name="T2">ic</text:span><text:span text:style-name="T2">ia</text:span><text:span text:style-name="T2">ry</text:span><text:span text:style-name="T2">B</text:span><text:span text:style-name="T2">e</text:span><text:span text:style-name="T2">a</text:span><text:span text:style-name="T2">n</text:span></text:p>
          <text:p text:style-name="P3"><text:span text:style-name="T3">(d</text:span><text:span text:style-name="T3">u</text:span><text:span text:style-name="T3">pli</text:span><text:span text:style-name="T3">c</text:span><text:span text:style-name="T3">at</text:span><text:span text:style-name="T3">e </text:span><text:span text:style-name="T3">re</text:span><text:span text:style-name="T3">s</text:span><text:span text:style-name="T3">p</text:span><text:span text:style-name="T3">o</text:span><text:span text:style-name="T3">n</text:span><text:span text:style-name="T3">s</text:span><text:span text:style-name="T3">e </text:span><text:span text:style-name="T3">c</text:span><text:span text:style-name="T3">h</text:span><text:span text:style-name="T3">e</text:span><text:span text:style-name="T3">c</text:span><text:span text:style-name="T3">k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cm" svg:y1="6.2cm" svg:x2="11cm" svg:y2="6.2cm">
          <text:p/>
        </draw:line>
        <draw:line draw:style-name="gr5" draw:text-style-name="P5" draw:layer="layout" svg:x1="13.4cm" svg:y1="7cm" svg:x2="13.4cm" svg:y2="8cm">
          <text:p/>
        </draw:line>
        <draw:line draw:style-name="gr5" draw:text-style-name="P5" draw:layer="layout" svg:x1="13.4cm" svg:y1="10.4cm" svg:x2="13.4cm" svg:y2="11.4cm">
          <text:p/>
        </draw:line>
        <draw:line draw:style-name="gr5" draw:text-style-name="P5" draw:layer="layout" svg:x1="13.4cm" svg:y1="13cm" svg:x2="13.4cm" svg:y2="14cm">
          <text:p/>
        </draw:line>
        <draw:custom-shape draw:style-name="gr1" draw:text-style-name="P2" xml:id="id4" draw:id="id4" draw:layer="layout" svg:width="7.6cm" svg:height="1.6cm" svg:x="0.4cm" svg:y="12.6cm">
          <text:p text:style-name="P2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cm" svg:y1="12.2cm" svg:x2="8cm" svg:y2="13.4cm">
          <text:p/>
        </draw:line>
        <draw:line draw:style-name="gr4" draw:text-style-name="P5" draw:layer="layout" svg:x1="11cm" svg:y1="14.8cm" svg:x2="8cm" svg:y2="13.4cm">
          <text:p/>
        </draw:line>
        <draw:custom-shape draw:style-name="gr6" draw:text-style-name="P2" draw:layer="layout" svg:width="7.4cm" svg:height="1.6cm" svg:x="20.2cm" svg:y="5.4cm">
          <text:p text:style-name="P2"><text:span text:style-name="T1">instantpa</text:span><text:span text:style-name="T1">yments_a</text:span><text:span text:style-name="T1">nadolu_b</text:span><text:span text:style-name="T1">eneficiray</text:span><text:span text:style-name="T1">_payment</text:span><text:span text:style-name="T1">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6cm" svg:y1="6.2cm" svg:x2="20.2cm" svg:y2="6.2cm">
          <text:p/>
        </draw:line>
        <draw:custom-shape draw:style-name="gr7" draw:text-style-name="P7" draw:layer="layout" svg:width="3.6cm" svg:height="1.4cm" svg:x="16.8cm" svg:y="8.4cm">
          <text:p text:style-name="P6"><text:span text:style-name="T3">C</text:span><text:span text:style-name="T3">S</text:span><text:span text:style-name="T3">M</text:span><text:span text:style-name="T3">ti</text:span><text:span text:style-name="T3">m</text:span><text:span text:style-name="T3">er</text:span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6cm" svg:y1="6.2cm" svg:x2="18.6cm" svg:y2="8.4cm">
          <text:p/>
        </draw:line>
        <draw:line draw:style-name="gr4" draw:text-style-name="P5" draw:layer="layout" svg:x1="18.6cm" svg:y1="9.8cm" svg:x2="16cm" svg:y2="12.2cm">
          <text:p/>
        </draw:line>
        <draw:custom-shape draw:style-name="gr1" draw:text-style-name="P2" draw:layer="layout" svg:width="7.6cm" svg:height="1.6cm" svg:x="20cm" svg:y="14cm">
          <text:p text:style-name="P2"><text:span text:style-name="T1">instantpayments_a</text:span><text:span text:style-name="T1">nadolu_beneficiray</text:span><text:span text:style-name="T1">_payment_respons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cm" svg:y1="14.8cm" svg:x2="16cm" svg:y2="14.8cm">
          <text:p/>
        </draw:line>
        <draw:custom-shape draw:style-name="gr8" draw:text-style-name="P2" xml:id="id2" draw:id="id2" draw:layer="layout" svg:width="7.8cm" svg:height="1.6cm" svg:x="19.8cm" svg:y="17.2cm">
          <text:p text:style-name="P2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8cm" svg:height="0.8cm" svg:x="8.8cm" svg:y="5.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8cm" svg:height="0.8cm" svg:x="17.2cm" svg:y="5.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8cm" svg:height="0.8cm" svg:x="17.2cm" svg:y="6.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0.8cm" svg:height="0.8cm" svg:x="8cm" svg:y="11.425cm">
          <text:p text:style-name="P9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3cm" svg:height="0.725cm" svg:x="18.1cm" svg:y="10.8cm">
          <draw:text-box>
            <text:p text:style-name="P10"><text:span text:style-name="T4">A</text:span><text:span text:style-name="T4">ft</text:span><text:span text:style-name="T4">e</text:span><text:span text:style-name="T4">r </text:span><text:span text:style-name="T4">7 </text:span><text:span text:style-name="T4">s</text:span><text:span text:style-name="T4">e</text:span><text:span text:style-name="T4">c</text:span><text:span text:style-name="T4">s</text:span></text:p>
          </draw:text-box>
        </draw:frame>
        <draw:custom-shape draw:style-name="gr11" draw:text-style-name="P9" draw:layer="layout" svg:width="0.8cm" svg:height="0.8cm" svg:x="17.4cm" svg:y="10.725cm">
          <text:p text:style-name="P9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1.8cm" svg:height="1.199cm" svg:x="9cm" svg:y="11.3cm">
          <draw:text-box>
            <text:p text:style-name="P10"><text:span text:style-name="T5">R</text:span><text:span text:style-name="T5">J</text:span><text:span text:style-name="T5">C</text:span><text:span text:style-name="T5">T</text:span><text:span text:style-name="T6">A</text:span><text:span text:style-name="T6">B</text:span><text:span text:style-name="T6">0</text:span><text:span text:style-name="T6">5</text:span></text:p>
          </draw:text-box>
        </draw:frame>
        <draw:frame draw:style-name="gr12" draw:text-style-name="P11" draw:layer="layout" svg:width="3cm" svg:height="1.199cm" svg:x="17.5cm" svg:y="13.401cm">
          <draw:text-box>
            <text:p text:style-name="P10"><text:span text:style-name="T4">A</text:span><text:span text:style-name="T4">C</text:span><text:span text:style-name="T4">C</text:span><text:span text:style-name="T4">P</text:span><text:span text:style-name="T4">/</text:span><text:span text:style-name="T4">R</text:span><text:span text:style-name="T4">J</text:span><text:span text:style-name="T4">C</text:span><text:span text:style-name="T4">T</text:span></text:p>
            <text:p text:style-name="P10"><text:span text:style-name="T4">A</text:span><text:span text:style-name="T4">B</text:span><text:span text:style-name="T4">0</text:span><text:span text:style-name="T4">6,</text:span><text:span text:style-name="T4">A</text:span><text:span text:style-name="T4">M</text:span><text:span text:style-name="T4">0</text:span><text:span text:style-name="T4">2</text:span></text:p>
          </draw:text-box>
        </draw:frame>
        <draw:custom-shape draw:style-name="gr9" draw:text-style-name="P9" draw:layer="layout" svg:width="0.8cm" svg:height="0.8cm" svg:x="16.8cm" svg:y="13.6cm">
          <text:p text:style-name="P9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13.5cm" svg:y1="15.6cm" svg:x2="19.8cm" svg:y2="18cm" draw:start-shape="id1" draw:start-glue-point="2" draw:end-shape="id2" draw:end-glue-point="6" svg:d="M13500 15600v2400h6300" svg:viewBox="0 0 6301 2401">
          <text:p/>
        </draw:connector>
        <draw:frame draw:style-name="gr12" draw:text-style-name="P11" draw:layer="layout" svg:width="3cm" svg:height="1.199cm" svg:x="15.5cm" svg:y="16.875cm">
          <draw:text-box>
            <text:p text:style-name="P10"><text:span text:style-name="T4">A</text:span><text:span text:style-name="T4">C</text:span><text:span text:style-name="T4">C</text:span><text:span text:style-name="T4">P</text:span><text:span text:style-name="T4">/</text:span><text:span text:style-name="T4">R</text:span><text:span text:style-name="T4">J</text:span><text:span text:style-name="T4">C</text:span><text:span text:style-name="T4">T</text:span></text:p>
            <text:p text:style-name="P13"><text:span text:style-name="T6">A</text:span><text:span text:style-name="T6">B</text:span><text:span text:style-name="T6">0</text:span><text:span text:style-name="T6">1</text:span></text:p>
          </draw:text-box>
        </draw:frame>
        <draw:custom-shape draw:style-name="gr9" draw:text-style-name="P9" draw:layer="layout" svg:width="0.8cm" svg:height="0.8cm" svg:x="14.8cm" svg:y="16.8cm">
          <text:p text:style-name="P9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1" draw:layer="layout" svg:width="3cm" svg:height="1.673cm" svg:x="8.7cm" svg:y="14.475cm">
          <draw:text-box>
            <text:p text:style-name="P10"><text:span text:style-name="T4">A</text:span><text:span text:style-name="T4">C</text:span><text:span text:style-name="T4">C</text:span><text:span text:style-name="T4">P</text:span><text:span text:style-name="T4">/</text:span></text:p>
            <text:p text:style-name="P10"><text:span text:style-name="T4">R</text:span><text:span text:style-name="T4">J</text:span><text:span text:style-name="T4">C</text:span><text:span text:style-name="T4">T</text:span></text:p>
            <text:p text:style-name="P10"><text:span text:style-name="T6">A</text:span><text:span text:style-name="T6">B</text:span><text:span text:style-name="T6">0</text:span><text:span text:style-name="T6">6</text:span></text:p>
          </draw:text-box>
        </draw:frame>
        <draw:custom-shape draw:style-name="gr9" draw:text-style-name="P9" draw:layer="layout" svg:width="0.8cm" svg:height="0.8cm" svg:x="8cm" svg:y="14.4cm">
          <text:p text:style-name="P9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line-skew="-2.2cm" svg:x1="13.5cm" svg:y1="7cm" svg:x2="4.2cm" svg:y2="12.6cm" draw:start-shape="id3" draw:end-shape="id4" draw:end-glue-point="4" svg:d="M13500 7000v600h-9300v5000" svg:viewBox="0 0 9301 5601">
          <text:p/>
        </draw:connector>
        <draw:frame draw:style-name="gr10" draw:text-style-name="P12" draw:layer="layout" svg:width="1.8cm" svg:height="0.725cm" svg:x="9cm" svg:y="13cm">
          <draw:text-box>
            <text:p text:style-name="P10"><text:span text:style-name="T6">o</text:span><text:span text:style-name="T6">r</text:span></text:p>
          </draw:text-box>
        </draw:frame>
        <draw:custom-shape draw:style-name="gr9" draw:text-style-name="P8" draw:layer="layout" svg:width="0.8cm" svg:height="0.8cm" svg:x="5.6cm" svg:y="7.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11" draw:layer="layout" svg:width="4cm" svg:height="1.673cm" svg:x="6.7cm" svg:y="7.7cm">
          <draw:text-box>
            <text:p text:style-name="P10"><text:span text:style-name="T4">R</text:span><text:span text:style-name="T4">J</text:span><text:span text:style-name="T4">C</text:span><text:span text:style-name="T4">T</text:span></text:p>
            <text:p text:style-name="P10"><text:span text:style-name="T6">A</text:span><text:span text:style-name="T6">B</text:span><text:span text:style-name="T6">0</text:span><text:span text:style-name="T6">5,</text:span><text:span text:style-name="T6">A</text:span><text:span text:style-name="T6">M</text:span><text:span text:style-name="T6">0</text:span><text:span text:style-name="T6">4,</text:span><text:span text:style-name="T6">R</text:span><text:span text:style-name="T6">C</text:span><text:span text:style-name="T6">0</text:span><text:span text:style-name="T6">1</text:span></text:p>
          </draw:text-box>
        </draw:frame>
        <draw:frame draw:style-name="gr15" draw:text-style-name="P11" draw:layer="layout" svg:width="9.6cm" svg:height="4.043cm" svg:x="2.2cm" svg:y="16.027cm">
          <draw:text-box>
            <text:p text:style-name="P10"><text:span text:style-name="T4">R</text:span><text:span text:style-name="T4">e</text:span><text:span text:style-name="T4">a</text:span><text:span text:style-name="T4">s</text:span><text:span text:style-name="T4">o</text:span><text:span text:style-name="T4">n </text:span><text:span text:style-name="T4">C</text:span><text:span text:style-name="T4">o</text:span><text:span text:style-name="T4">d</text:span><text:span text:style-name="T4">e</text:span><text:span text:style-name="T4">s</text:span></text:p>
            <text:p text:style-name="P10"><text:span text:style-name="T6">A</text:span><text:span text:style-name="T6">B</text:span><text:span text:style-name="T6">0</text:span><text:span text:style-name="T6">5 </text:span><text:span text:style-name="T6">C</text:span><text:span text:style-name="T6">r</text:span><text:span text:style-name="T6">e</text:span><text:span text:style-name="T6">di</text:span><text:span text:style-name="T6">to</text:span><text:span text:style-name="T6">r </text:span><text:span text:style-name="T6">a</text:span><text:span text:style-name="T6">g</text:span><text:span text:style-name="T6">e</text:span><text:span text:style-name="T6">nt </text:span><text:span text:style-name="T6">ti</text:span><text:span text:style-name="T6">m</text:span><text:span text:style-name="T6">e</text:span><text:span text:style-name="T6">o</text:span><text:span text:style-name="T6">ut </text:span><text:span text:style-name="T6">(</text:span><text:span text:style-name="T6">C</text:span><text:span text:style-name="T6">S</text:span><text:span text:style-name="T6">M</text:span><text:span text:style-name="T6">/b</text:span><text:span text:style-name="T6">e</text:span><text:span text:style-name="T6">n</text:span><text:span text:style-name="T6">ef</text:span><text:span text:style-name="T6">ic</text:span><text:span text:style-name="T6">ia</text:span><text:span text:style-name="T6">ry</text:span><text:span text:style-name="T6">)</text:span></text:p>
            <text:p text:style-name="P10"><text:span text:style-name="T6">A</text:span><text:span text:style-name="T6">B</text:span><text:span text:style-name="T6">0</text:span><text:span text:style-name="T6">6 </text:span><text:span text:style-name="T6">In</text:span><text:span text:style-name="T6">st</text:span><text:span text:style-name="T6">r</text:span><text:span text:style-name="T6">u</text:span><text:span text:style-name="T6">ct</text:span><text:span text:style-name="T6">e</text:span><text:span text:style-name="T6">d </text:span><text:span text:style-name="T6">a</text:span><text:span text:style-name="T6">g</text:span><text:span text:style-name="T6">e</text:span><text:span text:style-name="T6">nt </text:span><text:span text:style-name="T6">ti</text:span><text:span text:style-name="T6">m</text:span><text:span text:style-name="T6">e</text:span><text:span text:style-name="T6">o</text:span><text:span text:style-name="T6">ut</text:span></text:p>
            <text:p text:style-name="P10"><text:span text:style-name="T6">A</text:span><text:span text:style-name="T6">M</text:span><text:span text:style-name="T6">0</text:span><text:span text:style-name="T6">4 </text:span><text:span text:style-name="T6">Li</text:span><text:span text:style-name="T6">q</text:span><text:span text:style-name="T6">ui</text:span><text:span text:style-name="T6">di</text:span><text:span text:style-name="T6">ty </text:span><text:span text:style-name="T6">li</text:span><text:span text:style-name="T6">m</text:span><text:span text:style-name="T6">it</text:span></text:p>
            <text:p text:style-name="P10"><text:span text:style-name="T6">R</text:span><text:span text:style-name="T6">C</text:span><text:span text:style-name="T6">0</text:span><text:span text:style-name="T6">1 </text:span><text:span text:style-name="T6">U</text:span><text:span text:style-name="T6">n</text:span><text:span text:style-name="T6">k</text:span><text:span text:style-name="T6">n</text:span><text:span text:style-name="T6">o</text:span><text:span text:style-name="T6">w</text:span><text:span text:style-name="T6">n </text:span><text:span text:style-name="T6">cr</text:span><text:span text:style-name="T6">e</text:span><text:span text:style-name="T6">di</text:span><text:span text:style-name="T6">to</text:span><text:span text:style-name="T6">r </text:span><text:span text:style-name="T6">b</text:span><text:span text:style-name="T6">a</text:span><text:span text:style-name="T6">n</text:span><text:span text:style-name="T6">k</text:span></text:p>
            <text:p text:style-name="P10"><text:span text:style-name="T6">A</text:span><text:span text:style-name="T6">M</text:span><text:span text:style-name="T6">0</text:span><text:span text:style-name="T6">2 </text:span><text:span text:style-name="T6">A</text:span><text:span text:style-name="T6">c</text:span><text:span text:style-name="T6">c</text:span><text:span text:style-name="T6">o</text:span><text:span text:style-name="T6">u</text:span><text:span text:style-name="T6">nt </text:span><text:span text:style-name="T6">li</text:span><text:span text:style-name="T6">m</text:span><text:span text:style-name="T6">it</text:span></text:p>
            <text:p text:style-name="P10"><text:span text:style-name="T6">A</text:span><text:span text:style-name="T6">B</text:span><text:span text:style-name="T6">0</text:span><text:span text:style-name="T6">1 </text:span><text:span text:style-name="T6">C</text:span><text:span text:style-name="T6">S</text:span><text:span text:style-name="T6">M </text:span><text:span text:style-name="T6">ti</text:span><text:span text:style-name="T6">m</text:span><text:span text:style-name="T6">e </text:span><text:span text:style-name="T6">o</text:span><text:span text:style-name="T6">ut </text:span><text:span text:style-name="T6">– </text:span><text:span text:style-name="T6">a</text:span><text:span text:style-name="T6">p</text:span><text:span text:style-name="T6">p</text:span><text:span text:style-name="T6">r</text:span><text:span text:style-name="T6">o</text:span><text:span text:style-name="T6">v</text:span><text:span text:style-name="T6">e</text:span><text:span text:style-name="T6">d </text:span><text:span text:style-name="T6">T</text:span><text:span text:style-name="T6">X</text:span></text:p>
            <text:p text:style-name="P10"><text:span text:style-name="T6">F</text:span><text:span text:style-name="T6">F</text:span><text:span text:style-name="T6">0</text:span><text:span text:style-name="T6">1 </text:span><text:span text:style-name="T6">V</text:span><text:span text:style-name="T6">al</text:span><text:span text:style-name="T6">id</text:span><text:span text:style-name="T6">at</text:span><text:span text:style-name="T6">io</text:span><text:span text:style-name="T6">n </text:span><text:span text:style-name="T6">e</text:span><text:span text:style-name="T6">rr</text:span><text:span text:style-name="T6">o</text:span><text:span text:style-name="T6">r</text:span></text:p>
          </draw:text-box>
        </draw:frame>
        <draw:frame draw:style-name="gr16" draw:text-style-name="P14" draw:layer="layout" svg:width="4cm" svg:height="0.8cm" svg:x="8cm" svg:y="6.2cm">
          <draw:text-box>
            <text:p text:style-name="P10"><text:span text:style-name="T7">Pa</text:span><text:span text:style-name="T7">y</text:span><text:span text:style-name="T7">m</text:span><text:span text:style-name="T7">en</text:span><text:span text:style-name="T7">t </text:span><text:span text:style-name="T7">re</text:span><text:span text:style-name="T7">qu</text:span><text:span text:style-name="T7">es</text:span><text:span text:style-name="T7">t</text:span></text:p>
          </draw:text-box>
        </draw:frame>
        <draw:frame draw:style-name="gr17" draw:text-style-name="P14" draw:layer="layout" svg:width="2.8cm" svg:height="0.6cm" svg:x="17.9cm" svg:y="5.3cm">
          <draw:text-box>
            <text:p text:style-name="P10"><text:span text:style-name="T7">Pa</text:span><text:span text:style-name="T7">y</text:span><text:span text:style-name="T7">m</text:span><text:span text:style-name="T7">en</text:span><text:span text:style-name="T7">t </text:span><text:span text:style-name="T7">re</text:span><text:span text:style-name="T7">qu</text:span><text:span text:style-name="T7">es</text:span><text:span text:style-name="T7">t</text:span></text:p>
          </draw:text-box>
        </draw:frame>
        <draw:frame draw:style-name="gr16" draw:text-style-name="P14" draw:layer="layout" svg:width="4cm" svg:height="0.8cm" svg:x="18.274cm" svg:y="10.151cm">
          <draw:text-box>
            <text:p text:style-name="P10"><text:span text:style-name="T7">Pa</text:span><text:span text:style-name="T7">y</text:span><text:span text:style-name="T7">m</text:span><text:span text:style-name="T7">en</text:span><text:span text:style-name="T7">t </text:span><text:span text:style-name="T7">re</text:span><text:span text:style-name="T7">qu</text:span><text:span text:style-name="T7">es</text:span><text:span text:style-name="T7">t </text:span><text:span text:style-name="T7">ti</text:span><text:span text:style-name="T7">m</text:span><text:span text:style-name="T7">er </text:span><text:span text:style-name="T7">m</text:span><text:span text:style-name="T7">sg</text:span></text:p>
          </draw:text-box>
        </draw:frame>
        <draw:frame draw:style-name="gr14" draw:text-style-name="P11" draw:layer="layout" svg:width="4cm" svg:height="1.673cm" svg:x="9.677cm" svg:y="18.425cm">
          <draw:text-box>
            <text:p text:style-name="P10"><text:span text:style-name="T8">S</text:span><text:span text:style-name="T8">ta</text:span><text:span text:style-name="T8">tu</text:span><text:span text:style-name="T8">s </text:span><text:span text:style-name="T8">C</text:span><text:span text:style-name="T8">o</text:span><text:span text:style-name="T8">d</text:span><text:span text:style-name="T8">e</text:span><text:span text:style-name="T8">s</text:span></text:p>
            <text:p text:style-name="P10"><text:span text:style-name="T6">A</text:span><text:span text:style-name="T6">C</text:span><text:span text:style-name="T6">C</text:span><text:span text:style-name="T6">P </text:span><text:span text:style-name="T6">A</text:span><text:span text:style-name="T6">c</text:span><text:span text:style-name="T6">c</text:span><text:span text:style-name="T6">e</text:span><text:span text:style-name="T6">pt</text:span></text:p>
            <text:p text:style-name="P10"><text:span text:style-name="T6">R</text:span><text:span text:style-name="T6">J</text:span><text:span text:style-name="T6">C</text:span><text:span text:style-name="T6">T </text:span><text:span text:style-name="T6">R</text:span><text:span text:style-name="T6">ej</text:span><text:span text:style-name="T6">e</text:span><text:span text:style-name="T6">c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text-style-name="P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9">ActiveMQ schedulerSupport feature used to delay the delivery of the timeout copy of message for 7 secs</text:span></text:p>
                <text:list>
                  <text:list-item>
                    <text:p><text:span text:style-name="T10">The CSM timer MDB sends the AB05 reject message only if the original message has not been replied to yet (because it can insert the reply in the CSMtxtable without a primary key error) – duplicate check</text:span></text:p>
                  </text:list-item>
                </text:list>
              </text:list-item>
              <text:list-item>
                <text:p><text:span text:style-name="T9">The CSM originator MDB can also reject the request directly with AB05 or other error</text:span></text:p>
              </text:list-item>
              <text:list-item>
                <text:p><text:span text:style-name="T9">The bank IP beneficiary MDB can reject with AB06 or other errors</text:span></text:p>
              </text:list-item>
              <text:list-item>
                <text:p><text:span text:style-name="T9">The CSMstatus and CSMtxtable tables can be queried using: </text:span><text:span text:style-name="T9"><text:a xlink:href="http://localhost:8080/ip-csm-1.0" xlink:type="simple">http://localhost:8080/ip-csm-1.0</text:a></text:span></text:p>
              </text:list-item>
              <text:list-item>
                <text:p><text:span text:style-name="T9">The client ‘echo’ time is shown in the CSMstatus table (the echo request and response flow is not shown in the diagram)</text:span></text:p>
              </text:list-item>
              <text:list-item>
                <text:p><text:span text:style-name="T9">The Wildfly bundled demo DB server H2 is used which can be configured as a memory DB or disk DB in Wildfly. Other data sources can be defined. </text:span></text:p>
              </text:list-item>
            </text:list>
          </draw:text-box>
        </draw:fram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3:56:39.024659873</meta:creation-date>
    <dc:date>2022-01-20T11:14:32.378197439</dc:date>
    <meta:editing-duration>PT1H48M33S</meta:editing-duration>
    <meta:editing-cycles>16</meta:editing-cycles>
    <meta:generator>LibreOffice/6.4.7.2$Linux_X86_64 LibreOffice_project/40$Build-2</meta:generator>
    <meta:document-statistic meta:object-count="71"/>
  </office:meta>
</office:document-meta>
</file>